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Read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getFeatur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XMLReader.setDTDHandler( @ Nullable 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setEntityResolver( @ Nullable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setErrorHandler( @ Nullable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setFeature( String name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XMLReader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XMLRead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setContentHandler( @ Nullable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Reader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